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210.7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106.5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Cena sprzedaży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 sprzedaży</text:p>
          </table:table-cell>
          <table:table-cell office:value-type="string" calcext:value-type="string">
            <text:p>Zysk %</text:p>
          </table:table-cell>
        </table:table-row>
        <table:table-row table:style-name="ro1">
          <table:table-cell table:style-name="Default"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.E2]-[.G2]-[.H2]" office:value-type="float" office:value="173.68" calcext:value-type="float">
            <text:p>173.68</text:p>
          </table:table-cell>
          <table:table-cell table:formula="of:=[.E2]-[.C2]-[.G2]-[.H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formula="of:=([.I2]/[.C2]-1)*100" office:value-type="float" office:value="382.444444444444" calcext:value-type="float">
            <text:p>382.4444444444</text:p>
          </table:table-cell>
        </table:table-row>
        <table:table-row table:style-name="ro1">
          <table:table-cell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.E3]-[.G3]-[.H3]" office:value-type="float" office:value="132.38" calcext:value-type="float">
            <text:p>132.38</text:p>
          </table:table-cell>
          <table:table-cell table:formula="of:=[.E3]-[.C3]-[.G3]-[.H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formula="of:=([.I3]/[.C3]-1)*100" office:value-type="float" office:value="121.001669449082" calcext:value-type="float">
            <text:p>121.0016694491</text:p>
          </table:table-cell>
        </table:table-row>
        <table:table-row table:style-name="ro1">
          <table:table-cell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.E4]-[.G4]-[.H4]" office:value-type="float" office:value="30.35" calcext:value-type="float">
            <text:p>30.35</text:p>
          </table:table-cell>
          <table:table-cell table:formula="of:=[.E4]-[.C4]-[.G4]-[.H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formula="of:=([.I4]/[.C4]-1)*100" office:value-type="float" office:value="-32.5555555555555" calcext:value-type="float">
            <text:p>-32.5555555556</text:p>
          </table:table-cell>
        </table:table-row>
        <table:table-row table:style-name="ro1">
          <table:table-cell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0" calcext:value-type="float">
            <text:p>0</text:p>
          </table:table-cell>
          <table:table-cell office:value-type="float" office:value="20080101" calcext:value-type="float">
            <text:p>20080101</text:p>
          </table:table-cell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.E5]-[.G5]-[.H5]" office:value-type="float" office:value="209.82" calcext:value-type="float">
            <text:p>209.82</text:p>
          </table:table-cell>
          <table:table-cell table:formula="of:=[.E5]-[.C5]-[.G5]-[.H5]" office:value-type="float" office:value="209.82" calcext:value-type="float">
            <text:p>209.8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ToSell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Gdzie kupione</text:p>
          </table:table-cell>
          <table:table-cell/>
          <table:table-cell office:value-type="string" calcext:value-type="string">
            <text:p>Czy sprzedawać?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Empi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string" calcext:value-type="string">
            <text:p>wac57</text:p>
          </table:table-cell>
          <table:table-cell table:number-columns-repeated="2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2"/>
          <table:table-cell office:value-type="float" office:value="52.9" calcext:value-type="float">
            <text:p>52.9</text:p>
          </table:table-cell>
          <table:table-cell table:number-columns-repeated="3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Articulus</text:p>
          </table:table-cell>
          <table:table-cell table:number-columns-repeated="2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Eksięgarnia</text:p>
          </table:table-cell>
          <table:table-cell table:number-columns-repeated="2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Eksięgarnia</text:p>
          </table:table-cell>
          <table:table-cell table:number-columns-repeated="2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32.9" calcext:value-type="float">
            <text:p>32.9</text:p>
          </table:table-cell>
          <table:table-cell office:value-type="string" calcext:value-type="string">
            <text:p>Ministerstwo Książki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64.8" calcext:value-type="float">
            <text:p>64.8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welmali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lebux</text:p>
          </table:table-cell>
          <table:table-cell table:number-columns-repeated="2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Merlin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Merlin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Merlin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DVDMax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DVDMax</text:p>
          </table:table-cell>
          <table:table-cell table:number-columns-repeated="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DVDMax</text:p>
          </table:table-cell>
          <table:table-cell table:number-columns-repeated="2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59.9" calcext:value-type="float">
            <text:p>59.9</text:p>
          </table:table-cell>
          <table:table-cell office:value-type="string" calcext:value-type="string">
            <text:p>Ministerstwo Książki</text:p>
          </table:table-cell>
          <table:table-cell table:number-columns-repeated="2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table:number-columns-repeated="2"/>
          <table:table-cell office:value-type="float" office:value="59.9" calcext:value-type="float">
            <text:p>59.9</text:p>
          </table:table-cell>
          <table:table-cell office:value-type="string" calcext:value-type="string">
            <text:p>Ministerstwo Książki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Tespis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Rebis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Rebis</text:p>
          </table:table-cell>
          <table:table-cell table:number-columns-repeated="2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table:number-columns-repeated="2"/>
          <table:table-cell office:value-type="float" office:value="47.9" calcext:value-type="float">
            <text:p>47.9</text:p>
          </table:table-cell>
          <table:table-cell office:value-type="string" calcext:value-type="string">
            <text:p>Rebis</text:p>
          </table:table-cell>
          <table:table-cell table:number-columns-repeated="2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atras</text:p>
          </table:table-cell>
          <table:table-cell table:number-columns-repeated="2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Świat książki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table:number-columns-repeated="2"/>
          <table:table-cell office:value-type="float" office:value="39.9" calcext:value-type="float">
            <text:p>39.9</text:p>
          </table:table-cell>
          <table:table-cell office:value-type="string" calcext:value-type="string">
            <text:p>Podręcznikowo</text:p>
          </table:table-cell>
          <table:table-cell table:number-columns-repeated="2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KOW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K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G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3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mok Griaule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czytaj</text:p>
          </table:table-cell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u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ToSell.A1:ToSell.J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09:41:53.140896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0-27T09:42:10.107784025</dc:date>
    <meta:editing-duration>PT6H24M</meta:editing-duration>
    <meta:editing-cycles>31</meta:editing-cycles>
    <meta:generator>LibreOffice/5.1.4.2$Linux_X86_64 LibreOffice_project/10m0$Build-2</meta:generator>
    <meta:document-statistic meta:table-count="2" meta:cell-count="368" meta:object-count="0"/>
  </office:meta>
</office:document-meta>
</file>